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2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351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1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87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7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2cm" fo:min-width="5.448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53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8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Arial Unicode MS" style:font-size-asian="5pt" style:font-style-asian="normal" style:font-weight-asian="normal" style:font-name-complex="Arial Unicode MS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5cm" style:type="right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03cm" svg:height="1.802cm" svg:x="1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03cm" svg:height="3.601cm" svg:x="1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041cm" svg:x="1.5cm" svg:y="7.601cm">
          <draw:text-box>
            <text:p text:style-name="P2"><text:span text:style-name="T1">Body</text:span></text:p>
          </draw:text-box>
        </draw:frame>
        <draw:frame draw:style-name="gr4" draw:text-style-name="P3" draw:layer="layout" svg:width="3.301cm" svg:height="1.437cm" svg:x="2.099cm" svg:y="8.201cm">
          <draw:text-box>
            <text:p text:style-name="P2"><text:span text:style-name="T1"><text:s/></text:span><text:span text:style-name="T1">DocumentKey</text:span></text:p>
          </draw:text-box>
        </draw:frame>
        <draw:frame draw:style-name="gr5" draw:text-style-name="P3" draw:layer="layout" svg:width="8.199cm" svg:height="2.222cm" svg:x="1.5cm" svg:y="3.9cm">
          <draw:text-box>
            <text:p text:style-name="P2"><text:span text:style-name="T1">DocumentGuard</text:span></text:p>
            <text:p text:style-name="P2"><text:span text:style-name="T1"/></text:p>
            <text:p text:style-name="P2"><text:span text:style-name="T1">Name: &lt;DocumentID&gt;.&lt;GuardKeyID&gt;.&lt;UserID&gt;</text:span></text:p>
          </draw:text-box>
        </draw:frame>
        <draw:line draw:style-name="gr6" draw:text-style-name="P4" draw:layer="layout" svg:x1="13.7cm" svg:y1="1.4cm" svg:x2="13.6cm" svg:y2="19.3cm">
          <text:p/>
        </draw:line>
        <draw:g draw:name="Form6">
          <draw:custom-shape draw:style-name="gr1" draw:text-style-name="P1" draw:layer="layout" svg:width="3.603cm" svg:height="1.802cm" svg:x="18.705cm" svg:y="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9cm" svg:height="1.041cm" svg:x="18.705cm" svg:y="6.15cm">
            <draw:text-box>
              <text:p text:style-name="P2"><text:span text:style-name="T1">Header</text:span></text:p>
            </draw:text-box>
          </draw:frame>
          <draw:frame draw:style-name="gr3" draw:text-style-name="P3" draw:layer="layout" svg:width="2.5cm" svg:height="1.041cm" svg:x="19.204cm" svg:y="6.75cm">
            <draw:text-box>
              <text:p text:style-name="P2"><text:span text:style-name="T1">GuardKeyID</text:span></text:p>
            </draw:text-box>
          </draw:frame>
          <draw:custom-shape draw:style-name="gr7" draw:text-style-name="P1" draw:layer="layout" svg:width="3.603cm" svg:height="1.8cm" svg:x="18.705cm" svg:y="7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9cm" svg:height="1.041cm" svg:x="18.705cm" svg:y="7.951cm">
            <draw:text-box>
              <text:p text:style-name="P2"><text:span text:style-name="T1">Body</text:span></text:p>
            </draw:text-box>
          </draw:frame>
          <draw:frame draw:style-name="gr4" draw:text-style-name="P5" draw:layer="layout" svg:width="3.301cm" svg:height="1.437cm" svg:x="19.304cm" svg:y="8.551cm">
            <draw:text-box>
              <text:p text:style-name="P2"><text:span text:style-name="T1">Encrypted DocumentKey</text:span></text:p>
            </draw:text-box>
          </draw:frame>
          <draw:frame draw:style-name="gr5" draw:text-style-name="P3" draw:layer="layout" svg:width="8.199cm" svg:height="2.222cm" svg:x="18.705cm" svg:y="4.25cm">
            <draw:text-box>
              <text:p text:style-name="P2"><text:span text:style-name="T1">DocumentGuard</text:span></text:p>
              <text:p text:style-name="P2"><text:span text:style-name="T1"/></text:p>
              <text:p text:style-name="P2"><text:span text:style-name="T1">Name: &lt;DocumentID&gt;.&lt;GuardKeyID&gt;.&lt;UserID&gt;</text:span></text:p>
            </draw:text-box>
          </draw:frame>
        </draw:g>
        <draw:custom-shape draw:style-name="gr8" draw:text-style-name="P1" draw:layer="layout" svg:width="5.948cm" svg:height="1.802cm" svg:x="4.152cm" svg:y="13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148cm" svg:height="1.703cm" svg:x="4.251cm" svg:y="13.038cm">
          <draw:text-box>
            <text:p text:style-name="P6"><text:span text:style-name="T1">GuardKeyID</text:span><text:span text:style-name="T1"><text:tab/></text:span><text:span text:style-name="T1">PrivateKey (a)</text:span></text:p>
            <text:p text:style-name="P6"><text:span text:style-name="T1">GuardKeyID</text:span><text:span text:style-name="T1"><text:tab/></text:span><text:span text:style-name="T1">PublicKey (a)</text:span></text:p>
            <text:p text:style-name="P6"><text:span text:style-name="T1">GuardKeyID</text:span><text:span text:style-name="T1"><text:tab/></text:span><text:span text:style-name="T1">SecretKey (s)</text:span></text:p>
          </draw:text-box>
        </draw:frame>
        <draw:frame draw:style-name="gr10" draw:text-style-name="P3" draw:layer="layout" svg:width="5.299cm" svg:height="1.83cm" svg:x="4.152cm" svg:y="11.038cm">
          <draw:text-box>
            <text:p text:style-name="P2"><text:span text:style-name="T1">KeyStore</text:span></text:p>
            <text:p text:style-name="P2"><text:span text:style-name="T1"/></text:p>
            <text:p text:style-name="P2"><text:span text:style-name="T1">Name: &lt;UserID&gt;.keystore</text:span></text:p>
          </draw:text-box>
        </draw:frame>
        <draw:line draw:style-name="gr11" draw:text-style-name="P4" draw:layer="layout" svg:x1="15.299cm" svg:y1="7.338cm" svg:x2="18.799cm" svg:y2="7.338cm">
          <text:p/>
        </draw:line>
        <draw:line draw:style-name="gr6" draw:text-style-name="P4" draw:layer="layout" svg:x1="6.999cm" svg:y1="11.538cm" svg:x2="6.999cm" svg:y2="7.938cm">
          <text:p/>
        </draw:line>
        <draw:line draw:style-name="gr6" draw:text-style-name="P4" draw:layer="layout" svg:x1="11.867cm" svg:y1="8.044cm" svg:x2="6.967cm" svg:y2="8.044cm">
          <text:p/>
        </draw:line>
        <draw:line draw:style-name="gr6" draw:text-style-name="P4" draw:layer="layout" svg:x1="5.099cm" svg:y1="7.138cm" svg:x2="11.999cm" svg:y2="7.138cm">
          <text:p/>
        </draw:line>
        <draw:custom-shape draw:style-name="gr2" draw:text-style-name="P1" draw:layer="layout" svg:width="3.603cm" svg:height="3.601cm" svg:x="11.699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2cm" svg:height="1.437cm" svg:x="11.999cm" svg:y="6.838cm">
          <draw:text-box>
            <text:p text:style-name="P2"><text:span text:style-name="T1"><text:s/></text:span><text:span text:style-name="T1">JWE</text:span></text:p>
          </draw:text-box>
        </draw:frame>
        <draw:line draw:style-name="gr6" draw:text-style-name="P4" draw:layer="layout" svg:x1="1cm" svg:y1="3.3cm" svg:x2="28cm" svg:y2="3.3cm">
          <text:p/>
        </draw:line>
        <draw:frame draw:style-name="gr4" draw:text-style-name="P9" draw:layer="layout" svg:width="9.4cm" svg:height="1.437cm" svg:x="2cm" svg:y="1.563cm">
          <draw:text-box>
            <text:p text:style-name="P8"><text:span text:style-name="T2"><text:s/></text:span><text:span text:style-name="T2">Memory Layer</text:span></text:p>
          </draw:text-box>
        </draw:frame>
        <draw:frame draw:style-name="gr4" draw:text-style-name="P9" draw:layer="layout" svg:width="9.4cm" svg:height="1.437cm" svg:x="15.5cm" svg:y="1.563cm">
          <draw:text-box>
            <text:p text:style-name="P8"><text:span text:style-name="T2"><text:s/></text:span><text:span text:style-name="T2">Persistenc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1:39:16.714168000</meta:creation-date>
    <dc:date>2018-01-02T12:20:58.197514000</dc:date>
    <meta:editing-duration>PT16M33S</meta:editing-duration>
    <meta:editing-cycles>2</meta:editing-cycles>
    <meta:generator>LibreOffice/5.2.6.2$MacOSX_X86_64 LibreOffice_project/a3100ed2409ebf1c212f5048fbe377c281438fdc</meta:generator>
    <meta:document-statistic meta:object-count="26"/>
  </office:meta>
</office:document-meta>
</file>